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646f2"/>
    </style:style>
    <style:style style:name="T1" style:family="text">
      <style:text-properties officeooo:rsid="001646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</text:span><field:fieldmark text:name="__Fieldmark__3_3026354764" field:type="vnd.oasis.opendocument.field.FORMDROPDOWN"><field:param field:name="Dropdown_ListEntry" field:value="February"/><field:param field:name="Dropdown_ListEntry" field:value="January"/><field:param field:name="Dropdown_ListEntry" field:value="December"/><field:param field:name="Dropdown_ListEntry" field:value="July"/><field:param field:name="Dropdown_Selected" field:value="0"/></field:fieldmark><text:span text:style-name="T1">s</text:span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7T15:20:10.862211279</meta:creation-date>
    <dc:date>2020-05-07T15:21:59.488943927</dc:date>
    <meta:editing-duration>PT1M4S</meta:editing-duration>
    <meta:editing-cycles>2</meta:editing-cycles>
    <meta:generator>LibreOfficeDev/7.0.0.0.alpha1$Linux_X86_64 LibreOffice_project/a6a0550dda04535b87b6816685b71fcf3230417b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